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45pt"/>
    </style:style>
    <style:style style:name="co3" style:family="table-column">
      <style:table-column-properties fo:break-before="auto" style:column-width="39.4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93.8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Together" table:style-name="ta1">
        <table:shapes>
          <draw:frame draw:z-index="0" draw:style-name="gr1" draw:text-style-name="P1" svg:width="453.51pt" svg:height="254.75pt" svg:x="611.72pt" svg:y="110.35pt">
            <loext:p draw:notify-on-update-of-ranges="allTogether.A1:allTogether.A1 allTogether.A2:allTogether.A101 allTogether.D1:allTogether.D1 allTogether.D2:allTogether.D101 allTogether.A1:allTogether.A1 allTogether.A2:allTogether.A101 allTogether.H1:allTogether.H1 allTogether.H2:allTogether.H101 allTogether.A1:allTogether.A1 allTogether.A2:allTogether.A101 allTogether.I1:allTogether.I1 allTogether.I2:allTogether.I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tu1_dso</text:p>
          </table:table-cell>
          <table:table-cell office:value-type="string" calcext:value-type="string">
            <text:p>rtu2_dso</text:p>
          </table:table-cell>
          <table:table-cell office:value-type="string" calcext:value-type="string">
            <text:p>sum(rtu1, rtu2)_dso</text:p>
          </table:table-cell>
          <table:table-cell/>
          <table:table-cell office:value-type="string" calcext:value-type="string">
            <text:p>rtu1_real</text:p>
          </table:table-cell>
          <table:table-cell office:value-type="string" calcext:value-type="string">
            <text:p>rtu2_real</text:p>
          </table:table-cell>
          <table:table-cell office:value-type="string" calcext:value-type="string">
            <text:p>sum(rtu1,rtu2)_real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14881" calcext:value-type="float">
            <text:p>11.314881</text:p>
          </table:table-cell>
          <table:table-cell office:value-type="float" office:value="9.787823" calcext:value-type="float">
            <text:p>9.787823</text:p>
          </table:table-cell>
          <table:table-cell table:formula="of:=SUM([.B2];[.C2])" office:value-type="float" office:value="21.102704" calcext:value-type="float">
            <text:p>21.102704</text:p>
          </table:table-cell>
          <table:table-cell/>
          <table:table-cell office:value-type="float" office:value="11.314880745117" calcext:value-type="float">
            <text:p>11.3148807451</text:p>
          </table:table-cell>
          <table:table-cell office:value-type="float" office:value="9.7878226931508" calcext:value-type="float">
            <text:p>9.7878226932</text:p>
          </table:table-cell>
          <table:table-cell table:formula="of:=SUM([.F2];[.G2])" office:value-type="float" office:value="21.1027034382678" calcext:value-type="float">
            <text:p>21.10270343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126071" calcext:value-type="float">
            <text:p>11.126071</text:p>
          </table:table-cell>
          <table:table-cell office:value-type="float" office:value="10.091265" calcext:value-type="float">
            <text:p>10.091265</text:p>
          </table:table-cell>
          <table:table-cell table:formula="of:=SUM([.B3];[.C3])" office:value-type="float" office:value="21.217336" calcext:value-type="float">
            <text:p>21.217336</text:p>
          </table:table-cell>
          <table:table-cell/>
          <table:table-cell office:value-type="float" office:value="11.12607053899" calcext:value-type="float">
            <text:p>11.126070539</text:p>
          </table:table-cell>
          <table:table-cell office:value-type="float" office:value="10.09126478446" calcext:value-type="float">
            <text:p>10.0912647845</text:p>
          </table:table-cell>
          <table:table-cell table:formula="of:=SUM([.F3];[.G3])" office:value-type="float" office:value="21.21733532345" calcext:value-type="float">
            <text:p>21.21733532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505277" calcext:value-type="float">
            <text:p>10.505277</text:p>
          </table:table-cell>
          <table:table-cell office:value-type="float" office:value="8.612191" calcext:value-type="float">
            <text:p>8.612191</text:p>
          </table:table-cell>
          <table:table-cell table:formula="of:=SUM([.B4];[.C4])" office:value-type="float" office:value="19.117468" calcext:value-type="float">
            <text:p>19.117468</text:p>
          </table:table-cell>
          <table:table-cell/>
          <table:table-cell office:value-type="float" office:value="10.505277465325" calcext:value-type="float">
            <text:p>10.5052774653</text:p>
          </table:table-cell>
          <table:table-cell office:value-type="float" office:value="8.6121908313231" calcext:value-type="float">
            <text:p>8.6121908313</text:p>
          </table:table-cell>
          <table:table-cell table:formula="of:=SUM([.F4];[.G4])" office:value-type="float" office:value="19.1174682966481" calcext:value-type="float">
            <text:p>19.11746829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29572" calcext:value-type="float">
            <text:p>10.629572</text:p>
          </table:table-cell>
          <table:table-cell office:value-type="float" office:value="9.04641" calcext:value-type="float">
            <text:p>9.04641</text:p>
          </table:table-cell>
          <table:table-cell table:formula="of:=SUM([.B5];[.C5])" office:value-type="float" office:value="19.675982" calcext:value-type="float">
            <text:p>19.675982</text:p>
          </table:table-cell>
          <table:table-cell/>
          <table:table-cell office:value-type="float" office:value="10.629571934255" calcext:value-type="float">
            <text:p>10.6295719343</text:p>
          </table:table-cell>
          <table:table-cell office:value-type="float" office:value="9.04640975588" calcext:value-type="float">
            <text:p>9.0464097559</text:p>
          </table:table-cell>
          <table:table-cell table:formula="of:=SUM([.F5];[.G5])" office:value-type="float" office:value="19.675981690135" calcext:value-type="float">
            <text:p>19.67598169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766827" calcext:value-type="float">
            <text:p>8.766827</text:p>
          </table:table-cell>
          <table:table-cell office:value-type="float" office:value="9.692506" calcext:value-type="float">
            <text:p>9.692506</text:p>
          </table:table-cell>
          <table:table-cell table:formula="of:=SUM([.B6];[.C6])" office:value-type="float" office:value="18.459333" calcext:value-type="float">
            <text:p>18.459333</text:p>
          </table:table-cell>
          <table:table-cell/>
          <table:table-cell office:value-type="float" office:value="8.7668265561088" calcext:value-type="float">
            <text:p>8.7668265561</text:p>
          </table:table-cell>
          <table:table-cell office:value-type="float" office:value="9.6925059878638" calcext:value-type="float">
            <text:p>9.6925059879</text:p>
          </table:table-cell>
          <table:table-cell table:formula="of:=SUM([.F6];[.G6])" office:value-type="float" office:value="18.4593325439726" calcext:value-type="float">
            <text:p>18.4593325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425389" calcext:value-type="float">
            <text:p>10.425389</text:p>
          </table:table-cell>
          <table:table-cell office:value-type="float" office:value="10.050632" calcext:value-type="float">
            <text:p>10.050632</text:p>
          </table:table-cell>
          <table:table-cell table:formula="of:=SUM([.B7];[.C7])" office:value-type="float" office:value="20.476021" calcext:value-type="float">
            <text:p>20.476021</text:p>
          </table:table-cell>
          <table:table-cell/>
          <table:table-cell office:value-type="float" office:value="10.425388704508" calcext:value-type="float">
            <text:p>10.4253887045</text:p>
          </table:table-cell>
          <table:table-cell office:value-type="float" office:value="10.050631845457" calcext:value-type="float">
            <text:p>10.0506318455</text:p>
          </table:table-cell>
          <table:table-cell table:formula="of:=SUM([.F7];[.G7])" office:value-type="float" office:value="20.476020549965" calcext:value-type="float">
            <text:p>20.476020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706287" calcext:value-type="float">
            <text:p>10.706287</text:p>
          </table:table-cell>
          <table:table-cell office:value-type="float" office:value="11.181335" calcext:value-type="float">
            <text:p>11.181335</text:p>
          </table:table-cell>
          <table:table-cell table:formula="of:=SUM([.B8];[.C8])" office:value-type="float" office:value="21.887622" calcext:value-type="float">
            <text:p>21.887622</text:p>
          </table:table-cell>
          <table:table-cell/>
          <table:table-cell office:value-type="float" office:value="10.706287204789" calcext:value-type="float">
            <text:p>10.7062872048</text:p>
          </table:table-cell>
          <table:table-cell office:value-type="float" office:value="11.181335245353" calcext:value-type="float">
            <text:p>11.1813352454</text:p>
          </table:table-cell>
          <table:table-cell table:formula="of:=SUM([.F8];[.G8])" office:value-type="float" office:value="21.887622450142" calcext:value-type="float">
            <text:p>21.88762245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623112" calcext:value-type="float">
            <text:p>9.623112</text:p>
          </table:table-cell>
          <table:table-cell office:value-type="float" office:value="12.61156" calcext:value-type="float">
            <text:p>12.61156</text:p>
          </table:table-cell>
          <table:table-cell table:formula="of:=SUM([.B9];[.C9])" office:value-type="float" office:value="22.234672" calcext:value-type="float">
            <text:p>22.234672</text:p>
          </table:table-cell>
          <table:table-cell/>
          <table:table-cell office:value-type="float" office:value="9.6231118532135" calcext:value-type="float">
            <text:p>9.6231118532</text:p>
          </table:table-cell>
          <table:table-cell office:value-type="float" office:value="12.611560470181" calcext:value-type="float">
            <text:p>12.6115604702</text:p>
          </table:table-cell>
          <table:table-cell table:formula="of:=SUM([.F9];[.G9])" office:value-type="float" office:value="22.2346723233945" calcext:value-type="float">
            <text:p>22.23467232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402753" calcext:value-type="float">
            <text:p>10.402753</text:p>
          </table:table-cell>
          <table:table-cell office:value-type="float" office:value="9.051843" calcext:value-type="float">
            <text:p>9.051843</text:p>
          </table:table-cell>
          <table:table-cell table:formula="of:=SUM([.B10];[.C10])" office:value-type="float" office:value="19.454596" calcext:value-type="float">
            <text:p>19.454596</text:p>
          </table:table-cell>
          <table:table-cell/>
          <table:table-cell office:value-type="float" office:value="10.402752562501" calcext:value-type="float">
            <text:p>10.4027525625</text:p>
          </table:table-cell>
          <table:table-cell office:value-type="float" office:value="9.0518426066161" calcext:value-type="float">
            <text:p>9.0518426066</text:p>
          </table:table-cell>
          <table:table-cell table:formula="of:=SUM([.F10];[.G10])" office:value-type="float" office:value="19.4545951691171" calcext:value-type="float">
            <text:p>19.45459516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652408" calcext:value-type="float">
            <text:p>10.652408</text:p>
          </table:table-cell>
          <table:table-cell office:value-type="float" office:value="8.879398" calcext:value-type="float">
            <text:p>8.879398</text:p>
          </table:table-cell>
          <table:table-cell table:formula="of:=SUM([.B11];[.C11])" office:value-type="float" office:value="19.531806" calcext:value-type="float">
            <text:p>19.531806</text:p>
          </table:table-cell>
          <table:table-cell/>
          <table:table-cell office:value-type="float" office:value="10.652408368933" calcext:value-type="float">
            <text:p>10.6524083689</text:p>
          </table:table-cell>
          <table:table-cell office:value-type="float" office:value="8.8793984129471" calcext:value-type="float">
            <text:p>8.8793984129</text:p>
          </table:table-cell>
          <table:table-cell table:formula="of:=SUM([.F11];[.G11])" office:value-type="float" office:value="19.5318067818801" calcext:value-type="float">
            <text:p>19.53180678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981542" calcext:value-type="float">
            <text:p>10.981542</text:p>
          </table:table-cell>
          <table:table-cell office:value-type="float" office:value="11.725298" calcext:value-type="float">
            <text:p>11.725298</text:p>
          </table:table-cell>
          <table:table-cell table:formula="of:=SUM([.B12];[.C12])" office:value-type="float" office:value="22.70684" calcext:value-type="float">
            <text:p>22.70684</text:p>
          </table:table-cell>
          <table:table-cell/>
          <table:table-cell office:value-type="float" office:value="10.981541725471" calcext:value-type="float">
            <text:p>10.9815417255</text:p>
          </table:table-cell>
          <table:table-cell office:value-type="float" office:value="11.725297549011" calcext:value-type="float">
            <text:p>11.725297549</text:p>
          </table:table-cell>
          <table:table-cell table:formula="of:=SUM([.F12];[.G12])" office:value-type="float" office:value="22.706839274482" calcext:value-type="float">
            <text:p>22.70683927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436927" calcext:value-type="float">
            <text:p>9.436927</text:p>
          </table:table-cell>
          <table:table-cell office:value-type="float" office:value="8.781547" calcext:value-type="float">
            <text:p>8.781547</text:p>
          </table:table-cell>
          <table:table-cell table:formula="of:=SUM([.B13];[.C13])" office:value-type="float" office:value="18.218474" calcext:value-type="float">
            <text:p>18.218474</text:p>
          </table:table-cell>
          <table:table-cell/>
          <table:table-cell office:value-type="float" office:value="9.4369267800241" calcext:value-type="float">
            <text:p>9.43692678</text:p>
          </table:table-cell>
          <table:table-cell office:value-type="float" office:value="8.7815465381158" calcext:value-type="float">
            <text:p>8.7815465381</text:p>
          </table:table-cell>
          <table:table-cell table:formula="of:=SUM([.F13];[.G13])" office:value-type="float" office:value="18.2184733181399" calcext:value-type="float">
            <text:p>18.21847331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941758" calcext:value-type="float">
            <text:p>6.941758</text:p>
          </table:table-cell>
          <table:table-cell office:value-type="float" office:value="10.200934" calcext:value-type="float">
            <text:p>10.200934</text:p>
          </table:table-cell>
          <table:table-cell table:formula="of:=SUM([.B14];[.C14])" office:value-type="float" office:value="17.142692" calcext:value-type="float">
            <text:p>17.142692</text:p>
          </table:table-cell>
          <table:table-cell/>
          <table:table-cell office:value-type="float" office:value="6.9417581631746" calcext:value-type="float">
            <text:p>6.9417581632</text:p>
          </table:table-cell>
          <table:table-cell office:value-type="float" office:value="10.200933927403" calcext:value-type="float">
            <text:p>10.2009339274</text:p>
          </table:table-cell>
          <table:table-cell table:formula="of:=SUM([.F14];[.G14])" office:value-type="float" office:value="17.1426920905776" calcext:value-type="float">
            <text:p>17.14269209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597925" calcext:value-type="float">
            <text:p>10.597925</text:p>
          </table:table-cell>
          <table:table-cell office:value-type="float" office:value="6.276899" calcext:value-type="float">
            <text:p>6.276899</text:p>
          </table:table-cell>
          <table:table-cell table:formula="of:=SUM([.B15];[.C15])" office:value-type="float" office:value="16.874824" calcext:value-type="float">
            <text:p>16.874824</text:p>
          </table:table-cell>
          <table:table-cell/>
          <table:table-cell office:value-type="float" office:value="10.597925276048" calcext:value-type="float">
            <text:p>10.597925276</text:p>
          </table:table-cell>
          <table:table-cell office:value-type="float" office:value="6.2768985431294" calcext:value-type="float">
            <text:p>6.2768985431</text:p>
          </table:table-cell>
          <table:table-cell table:formula="of:=SUM([.F15];[.G15])" office:value-type="float" office:value="16.8748238191774" calcext:value-type="float">
            <text:p>16.87482381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821555" calcext:value-type="float">
            <text:p>8.821555</text:p>
          </table:table-cell>
          <table:table-cell office:value-type="float" office:value="11.082003" calcext:value-type="float">
            <text:p>11.082003</text:p>
          </table:table-cell>
          <table:table-cell table:formula="of:=SUM([.B16];[.C16])" office:value-type="float" office:value="19.903558" calcext:value-type="float">
            <text:p>19.903558</text:p>
          </table:table-cell>
          <table:table-cell/>
          <table:table-cell office:value-type="float" office:value="8.8215554573289" calcext:value-type="float">
            <text:p>8.8215554573</text:p>
          </table:table-cell>
          <table:table-cell office:value-type="float" office:value="11.08200308331" calcext:value-type="float">
            <text:p>11.0820030833</text:p>
          </table:table-cell>
          <table:table-cell table:formula="of:=SUM([.F16];[.G16])" office:value-type="float" office:value="19.9035585406389" calcext:value-type="float">
            <text:p>19.90355854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306887" calcext:value-type="float">
            <text:p>12.306887</text:p>
          </table:table-cell>
          <table:table-cell office:value-type="float" office:value="10.838769" calcext:value-type="float">
            <text:p>10.838769</text:p>
          </table:table-cell>
          <table:table-cell table:formula="of:=SUM([.B17];[.C17])" office:value-type="float" office:value="23.145656" calcext:value-type="float">
            <text:p>23.145656</text:p>
          </table:table-cell>
          <table:table-cell/>
          <table:table-cell office:value-type="float" office:value="12.306886741581" calcext:value-type="float">
            <text:p>12.3068867416</text:p>
          </table:table-cell>
          <table:table-cell office:value-type="float" office:value="10.838768627137" calcext:value-type="float">
            <text:p>10.8387686271</text:p>
          </table:table-cell>
          <table:table-cell table:formula="of:=SUM([.F17];[.G17])" office:value-type="float" office:value="23.145655368718" calcext:value-type="float">
            <text:p>23.14565536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75163" calcext:value-type="float">
            <text:p>9.175163</text:p>
          </table:table-cell>
          <table:table-cell office:value-type="float" office:value="7.720126" calcext:value-type="float">
            <text:p>7.720126</text:p>
          </table:table-cell>
          <table:table-cell table:formula="of:=SUM([.B18];[.C18])" office:value-type="float" office:value="16.895289" calcext:value-type="float">
            <text:p>16.895289</text:p>
          </table:table-cell>
          <table:table-cell/>
          <table:table-cell office:value-type="float" office:value="9.1751629122097" calcext:value-type="float">
            <text:p>9.1751629122</text:p>
          </table:table-cell>
          <table:table-cell office:value-type="float" office:value="7.7201264235538" calcext:value-type="float">
            <text:p>7.7201264236</text:p>
          </table:table-cell>
          <table:table-cell table:formula="of:=SUM([.F18];[.G18])" office:value-type="float" office:value="16.8952893357635" calcext:value-type="float">
            <text:p>16.89528933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474229" calcext:value-type="float">
            <text:p>7.474229</text:p>
          </table:table-cell>
          <table:table-cell office:value-type="float" office:value="9.532507" calcext:value-type="float">
            <text:p>9.532507</text:p>
          </table:table-cell>
          <table:table-cell table:formula="of:=SUM([.B19];[.C19])" office:value-type="float" office:value="17.006736" calcext:value-type="float">
            <text:p>17.006736</text:p>
          </table:table-cell>
          <table:table-cell/>
          <table:table-cell office:value-type="float" office:value="7.4742285587201" calcext:value-type="float">
            <text:p>7.4742285587</text:p>
          </table:table-cell>
          <table:table-cell office:value-type="float" office:value="9.5325070782245" calcext:value-type="float">
            <text:p>9.5325070782</text:p>
          </table:table-cell>
          <table:table-cell table:formula="of:=SUM([.F19];[.G19])" office:value-type="float" office:value="17.0067356369446" calcext:value-type="float">
            <text:p>17.00673563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556241" calcext:value-type="float">
            <text:p>12.556241</text:p>
          </table:table-cell>
          <table:table-cell office:value-type="float" office:value="10.659252" calcext:value-type="float">
            <text:p>10.659252</text:p>
          </table:table-cell>
          <table:table-cell table:formula="of:=SUM([.B20];[.C20])" office:value-type="float" office:value="23.215493" calcext:value-type="float">
            <text:p>23.215493</text:p>
          </table:table-cell>
          <table:table-cell/>
          <table:table-cell office:value-type="float" office:value="12.556240813408" calcext:value-type="float">
            <text:p>12.5562408134</text:p>
          </table:table-cell>
          <table:table-cell office:value-type="float" office:value="10.659252408188" calcext:value-type="float">
            <text:p>10.6592524082</text:p>
          </table:table-cell>
          <table:table-cell table:formula="of:=SUM([.F20];[.G20])" office:value-type="float" office:value="23.215493221596" calcext:value-type="float">
            <text:p>23.21549322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1];[.C21])" office:value-type="float" office:value="20.647666" calcext:value-type="float">
            <text:p>20.647666</text:p>
          </table:table-cell>
          <table:table-cell/>
          <table:table-cell office:value-type="float" office:value="30.804015932512" calcext:value-type="float">
            <text:p>30.8040159325</text:p>
          </table:table-cell>
          <table:table-cell office:value-type="float" office:value="29.52564570497" calcext:value-type="float">
            <text:p>29.525645705</text:p>
          </table:table-cell>
          <table:table-cell table:formula="of:=SUM([.F21];[.G21])" office:value-type="float" office:value="60.329661637482" calcext:value-type="float">
            <text:p>60.32966163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2];[.C22])" office:value-type="float" office:value="20.647666" calcext:value-type="float">
            <text:p>20.647666</text:p>
          </table:table-cell>
          <table:table-cell/>
          <table:table-cell office:value-type="float" office:value="29.331622311428" calcext:value-type="float">
            <text:p>29.3316223114</text:p>
          </table:table-cell>
          <table:table-cell office:value-type="float" office:value="29.939226419534" calcext:value-type="float">
            <text:p>29.9392264195</text:p>
          </table:table-cell>
          <table:table-cell table:formula="of:=SUM([.F22];[.G22])" office:value-type="float" office:value="59.270848730962" calcext:value-type="float">
            <text:p>59.2708487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3];[.C23])" office:value-type="float" office:value="20.647666" calcext:value-type="float">
            <text:p>20.647666</text:p>
          </table:table-cell>
          <table:table-cell/>
          <table:table-cell office:value-type="float" office:value="30.273592046398" calcext:value-type="float">
            <text:p>30.2735920464</text:p>
          </table:table-cell>
          <table:table-cell office:value-type="float" office:value="30.942284643707" calcext:value-type="float">
            <text:p>30.9422846437</text:p>
          </table:table-cell>
          <table:table-cell table:formula="of:=SUM([.F23];[.G23])" office:value-type="float" office:value="61.215876690105" calcext:value-type="float">
            <text:p>61.21587669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4];[.C24])" office:value-type="float" office:value="20.647666" calcext:value-type="float">
            <text:p>20.647666</text:p>
          </table:table-cell>
          <table:table-cell/>
          <table:table-cell office:value-type="float" office:value="30.701716539906" calcext:value-type="float">
            <text:p>30.7017165399</text:p>
          </table:table-cell>
          <table:table-cell office:value-type="float" office:value="30.496043245617" calcext:value-type="float">
            <text:p>30.4960432456</text:p>
          </table:table-cell>
          <table:table-cell table:formula="of:=SUM([.F24];[.G24])" office:value-type="float" office:value="61.197759785523" calcext:value-type="float">
            <text:p>61.19775978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5];[.C25])" office:value-type="float" office:value="20.647666" calcext:value-type="float">
            <text:p>20.647666</text:p>
          </table:table-cell>
          <table:table-cell/>
          <table:table-cell office:value-type="float" office:value="31.081101001691" calcext:value-type="float">
            <text:p>31.0811010017</text:p>
          </table:table-cell>
          <table:table-cell office:value-type="float" office:value="30.565075717757" calcext:value-type="float">
            <text:p>30.5650757178</text:p>
          </table:table-cell>
          <table:table-cell table:formula="of:=SUM([.F25];[.G25])" office:value-type="float" office:value="61.646176719448" calcext:value-type="float">
            <text:p>61.64617671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6];[.C26])" office:value-type="float" office:value="20.647666" calcext:value-type="float">
            <text:p>20.647666</text:p>
          </table:table-cell>
          <table:table-cell/>
          <table:table-cell office:value-type="float" office:value="29.736145162351" calcext:value-type="float">
            <text:p>29.7361451624</text:p>
          </table:table-cell>
          <table:table-cell office:value-type="float" office:value="28.28552903606" calcext:value-type="float">
            <text:p>28.2855290361</text:p>
          </table:table-cell>
          <table:table-cell table:formula="of:=SUM([.F26];[.G26])" office:value-type="float" office:value="58.021674198411" calcext:value-type="float">
            <text:p>58.02167419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7];[.C27])" office:value-type="float" office:value="20.647666" calcext:value-type="float">
            <text:p>20.647666</text:p>
          </table:table-cell>
          <table:table-cell/>
          <table:table-cell office:value-type="float" office:value="30.250834108883" calcext:value-type="float">
            <text:p>30.2508341089</text:p>
          </table:table-cell>
          <table:table-cell office:value-type="float" office:value="30.86382344561" calcext:value-type="float">
            <text:p>30.8638234456</text:p>
          </table:table-cell>
          <table:table-cell table:formula="of:=SUM([.F27];[.G27])" office:value-type="float" office:value="61.114657554493" calcext:value-type="float">
            <text:p>61.11465755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8];[.C28])" office:value-type="float" office:value="20.647666" calcext:value-type="float">
            <text:p>20.647666</text:p>
          </table:table-cell>
          <table:table-cell/>
          <table:table-cell office:value-type="float" office:value="28.828168013729" calcext:value-type="float">
            <text:p>28.8281680137</text:p>
          </table:table-cell>
          <table:table-cell office:value-type="float" office:value="30.607559735603" calcext:value-type="float">
            <text:p>30.6075597356</text:p>
          </table:table-cell>
          <table:table-cell table:formula="of:=SUM([.F28];[.G28])" office:value-type="float" office:value="59.435727749332" calcext:value-type="float">
            <text:p>59.43572774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29];[.C29])" office:value-type="float" office:value="20.647666" calcext:value-type="float">
            <text:p>20.647666</text:p>
          </table:table-cell>
          <table:table-cell/>
          <table:table-cell office:value-type="float" office:value="29.8776018763" calcext:value-type="float">
            <text:p>29.8776018763</text:p>
          </table:table-cell>
          <table:table-cell office:value-type="float" office:value="27.356297573365" calcext:value-type="float">
            <text:p>27.3562975734</text:p>
          </table:table-cell>
          <table:table-cell table:formula="of:=SUM([.F29];[.G29])" office:value-type="float" office:value="57.233899449665" calcext:value-type="float">
            <text:p>57.23389944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0];[.C30])" office:value-type="float" office:value="20.647666" calcext:value-type="float">
            <text:p>20.647666</text:p>
          </table:table-cell>
          <table:table-cell/>
          <table:table-cell office:value-type="float" office:value="29.481278255484" calcext:value-type="float">
            <text:p>29.4812782555</text:p>
          </table:table-cell>
          <table:table-cell office:value-type="float" office:value="30.316180122583" calcext:value-type="float">
            <text:p>30.3161801226</text:p>
          </table:table-cell>
          <table:table-cell table:formula="of:=SUM([.F30];[.G30])" office:value-type="float" office:value="59.797458378067" calcext:value-type="float">
            <text:p>59.79745837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1];[.C31])" office:value-type="float" office:value="20.647666" calcext:value-type="float">
            <text:p>20.647666</text:p>
          </table:table-cell>
          <table:table-cell/>
          <table:table-cell office:value-type="float" office:value="29.453959624271" calcext:value-type="float">
            <text:p>29.4539596243</text:p>
          </table:table-cell>
          <table:table-cell office:value-type="float" office:value="29.088287648269" calcext:value-type="float">
            <text:p>29.0882876483</text:p>
          </table:table-cell>
          <table:table-cell table:formula="of:=SUM([.F31];[.G31])" office:value-type="float" office:value="58.54224727254" calcext:value-type="float">
            <text:p>58.54224727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2];[.C32])" office:value-type="float" office:value="20.647666" calcext:value-type="float">
            <text:p>20.647666</text:p>
          </table:table-cell>
          <table:table-cell/>
          <table:table-cell office:value-type="float" office:value="29.366921043709" calcext:value-type="float">
            <text:p>29.3669210437</text:p>
          </table:table-cell>
          <table:table-cell office:value-type="float" office:value="29.328336829872" calcext:value-type="float">
            <text:p>29.3283368299</text:p>
          </table:table-cell>
          <table:table-cell table:formula="of:=SUM([.F32];[.G32])" office:value-type="float" office:value="58.695257873581" calcext:value-type="float">
            <text:p>58.69525787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3];[.C33])" office:value-type="float" office:value="20.647666" calcext:value-type="float">
            <text:p>20.647666</text:p>
          </table:table-cell>
          <table:table-cell/>
          <table:table-cell office:value-type="float" office:value="29.545026017545" calcext:value-type="float">
            <text:p>29.5450260175</text:p>
          </table:table-cell>
          <table:table-cell office:value-type="float" office:value="31.488653308557" calcext:value-type="float">
            <text:p>31.4886533086</text:p>
          </table:table-cell>
          <table:table-cell table:formula="of:=SUM([.F33];[.G33])" office:value-type="float" office:value="61.033679326102" calcext:value-type="float">
            <text:p>61.03367932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4];[.C34])" office:value-type="float" office:value="20.647666" calcext:value-type="float">
            <text:p>20.647666</text:p>
          </table:table-cell>
          <table:table-cell/>
          <table:table-cell office:value-type="float" office:value="29.011911842446" calcext:value-type="float">
            <text:p>29.0119118424</text:p>
          </table:table-cell>
          <table:table-cell office:value-type="float" office:value="29.512942235268" calcext:value-type="float">
            <text:p>29.5129422353</text:p>
          </table:table-cell>
          <table:table-cell table:formula="of:=SUM([.F34];[.G34])" office:value-type="float" office:value="58.524854077714" calcext:value-type="float">
            <text:p>58.52485407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5];[.C35])" office:value-type="float" office:value="20.647666" calcext:value-type="float">
            <text:p>20.647666</text:p>
          </table:table-cell>
          <table:table-cell/>
          <table:table-cell office:value-type="float" office:value="29.910041039115" calcext:value-type="float">
            <text:p>29.9100410391</text:p>
          </table:table-cell>
          <table:table-cell office:value-type="float" office:value="31.280776304275" calcext:value-type="float">
            <text:p>31.2807763043</text:p>
          </table:table-cell>
          <table:table-cell table:formula="of:=SUM([.F35];[.G35])" office:value-type="float" office:value="61.19081734339" calcext:value-type="float">
            <text:p>61.19081734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6];[.C36])" office:value-type="float" office:value="20.647666" calcext:value-type="float">
            <text:p>20.647666</text:p>
          </table:table-cell>
          <table:table-cell/>
          <table:table-cell office:value-type="float" office:value="30.536263163609" calcext:value-type="float">
            <text:p>30.5362631636</text:p>
          </table:table-cell>
          <table:table-cell office:value-type="float" office:value="29.150143683266" calcext:value-type="float">
            <text:p>29.1501436833</text:p>
          </table:table-cell>
          <table:table-cell table:formula="of:=SUM([.F36];[.G36])" office:value-type="float" office:value="59.686406846875" calcext:value-type="float">
            <text:p>59.68640684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7];[.C37])" office:value-type="float" office:value="20.647666" calcext:value-type="float">
            <text:p>20.647666</text:p>
          </table:table-cell>
          <table:table-cell/>
          <table:table-cell office:value-type="float" office:value="30.042524630208" calcext:value-type="float">
            <text:p>30.0425246302</text:p>
          </table:table-cell>
          <table:table-cell office:value-type="float" office:value="31.403098082209" calcext:value-type="float">
            <text:p>31.4030980822</text:p>
          </table:table-cell>
          <table:table-cell table:formula="of:=SUM([.F37];[.G37])" office:value-type="float" office:value="61.445622712417" calcext:value-type="float">
            <text:p>61.44562271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8];[.C38])" office:value-type="float" office:value="20.647666" calcext:value-type="float">
            <text:p>20.647666</text:p>
          </table:table-cell>
          <table:table-cell/>
          <table:table-cell office:value-type="float" office:value="28.601093357118" calcext:value-type="float">
            <text:p>28.6010933571</text:p>
          </table:table-cell>
          <table:table-cell office:value-type="float" office:value="30.977019677023" calcext:value-type="float">
            <text:p>30.977019677</text:p>
          </table:table-cell>
          <table:table-cell table:formula="of:=SUM([.F38];[.G38])" office:value-type="float" office:value="59.578113034141" calcext:value-type="float">
            <text:p>59.57811303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39];[.C39])" office:value-type="float" office:value="20.647666" calcext:value-type="float">
            <text:p>20.647666</text:p>
          </table:table-cell>
          <table:table-cell/>
          <table:table-cell office:value-type="float" office:value="29.691534244484" calcext:value-type="float">
            <text:p>29.6915342445</text:p>
          </table:table-cell>
          <table:table-cell office:value-type="float" office:value="29.0436009767" calcext:value-type="float">
            <text:p>29.0436009767</text:p>
          </table:table-cell>
          <table:table-cell table:formula="of:=SUM([.F39];[.G39])" office:value-type="float" office:value="58.735135221184" calcext:value-type="float">
            <text:p>58.73513522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0];[.C40])" office:value-type="float" office:value="20.647666" calcext:value-type="float">
            <text:p>20.647666</text:p>
          </table:table-cell>
          <table:table-cell/>
          <table:table-cell office:value-type="float" office:value="29.637281469476" calcext:value-type="float">
            <text:p>29.6372814695</text:p>
          </table:table-cell>
          <table:table-cell office:value-type="float" office:value="28.220016592067" calcext:value-type="float">
            <text:p>28.2200165921</text:p>
          </table:table-cell>
          <table:table-cell table:formula="of:=SUM([.F40];[.G40])" office:value-type="float" office:value="57.857298061543" calcext:value-type="float">
            <text:p>57.85729806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1];[.C41])" office:value-type="float" office:value="20.647666" calcext:value-type="float">
            <text:p>20.647666</text:p>
          </table:table-cell>
          <table:table-cell/>
          <table:table-cell office:value-type="float" office:value="32.091745119887" calcext:value-type="float">
            <text:p>32.0917451199</text:p>
          </table:table-cell>
          <table:table-cell office:value-type="float" office:value="28.860396541711" calcext:value-type="float">
            <text:p>28.8603965417</text:p>
          </table:table-cell>
          <table:table-cell table:formula="of:=SUM([.F41];[.G41])" office:value-type="float" office:value="60.952141661598" calcext:value-type="float">
            <text:p>60.95214166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2];[.C42])" office:value-type="float" office:value="20.647666" calcext:value-type="float">
            <text:p>20.647666</text:p>
          </table:table-cell>
          <table:table-cell/>
          <table:table-cell office:value-type="float" office:value="29.594805465052" calcext:value-type="float">
            <text:p>29.5948054651</text:p>
          </table:table-cell>
          <table:table-cell office:value-type="float" office:value="31.087745957811" calcext:value-type="float">
            <text:p>31.0877459578</text:p>
          </table:table-cell>
          <table:table-cell table:formula="of:=SUM([.F42];[.G42])" office:value-type="float" office:value="60.682551422863" calcext:value-type="float">
            <text:p>60.68255142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3];[.C43])" office:value-type="float" office:value="20.647666" calcext:value-type="float">
            <text:p>20.647666</text:p>
          </table:table-cell>
          <table:table-cell/>
          <table:table-cell office:value-type="float" office:value="29.630613063605" calcext:value-type="float">
            <text:p>29.6306130636</text:p>
          </table:table-cell>
          <table:table-cell office:value-type="float" office:value="30.602087919477" calcext:value-type="float">
            <text:p>30.6020879195</text:p>
          </table:table-cell>
          <table:table-cell table:formula="of:=SUM([.F43];[.G43])" office:value-type="float" office:value="60.232700983082" calcext:value-type="float">
            <text:p>60.23270098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4];[.C44])" office:value-type="float" office:value="20.647666" calcext:value-type="float">
            <text:p>20.647666</text:p>
          </table:table-cell>
          <table:table-cell/>
          <table:table-cell office:value-type="float" office:value="31.60274477963" calcext:value-type="float">
            <text:p>31.6027447796</text:p>
          </table:table-cell>
          <table:table-cell office:value-type="float" office:value="30.910515955538" calcext:value-type="float">
            <text:p>30.9105159555</text:p>
          </table:table-cell>
          <table:table-cell table:formula="of:=SUM([.F44];[.G44])" office:value-type="float" office:value="62.513260735168" calcext:value-type="float">
            <text:p>62.51326073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5];[.C45])" office:value-type="float" office:value="20.647666" calcext:value-type="float">
            <text:p>20.647666</text:p>
          </table:table-cell>
          <table:table-cell/>
          <table:table-cell office:value-type="float" office:value="28.90137676697" calcext:value-type="float">
            <text:p>28.901376767</text:p>
          </table:table-cell>
          <table:table-cell office:value-type="float" office:value="29.767207580446" calcext:value-type="float">
            <text:p>29.7672075804</text:p>
          </table:table-cell>
          <table:table-cell table:formula="of:=SUM([.F45];[.G45])" office:value-type="float" office:value="58.668584347416" calcext:value-type="float">
            <text:p>58.66858434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6];[.C46])" office:value-type="float" office:value="20.647666" calcext:value-type="float">
            <text:p>20.647666</text:p>
          </table:table-cell>
          <table:table-cell/>
          <table:table-cell office:value-type="float" office:value="29.981070943726" calcext:value-type="float">
            <text:p>29.9810709437</text:p>
          </table:table-cell>
          <table:table-cell office:value-type="float" office:value="29.579737982322" calcext:value-type="float">
            <text:p>29.5797379823</text:p>
          </table:table-cell>
          <table:table-cell table:formula="of:=SUM([.F46];[.G46])" office:value-type="float" office:value="59.560808926048" calcext:value-type="float">
            <text:p>59.5608089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7];[.C47])" office:value-type="float" office:value="20.647666" calcext:value-type="float">
            <text:p>20.647666</text:p>
          </table:table-cell>
          <table:table-cell/>
          <table:table-cell office:value-type="float" office:value="31.158973497745" calcext:value-type="float">
            <text:p>31.1589734977</text:p>
          </table:table-cell>
          <table:table-cell office:value-type="float" office:value="29.738595606843" calcext:value-type="float">
            <text:p>29.7385956068</text:p>
          </table:table-cell>
          <table:table-cell table:formula="of:=SUM([.F47];[.G47])" office:value-type="float" office:value="60.897569104588" calcext:value-type="float">
            <text:p>60.89756910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8];[.C48])" office:value-type="float" office:value="20.647666" calcext:value-type="float">
            <text:p>20.647666</text:p>
          </table:table-cell>
          <table:table-cell/>
          <table:table-cell office:value-type="float" office:value="28.557242740673" calcext:value-type="float">
            <text:p>28.5572427407</text:p>
          </table:table-cell>
          <table:table-cell office:value-type="float" office:value="31.7955097143" calcext:value-type="float">
            <text:p>31.7955097143</text:p>
          </table:table-cell>
          <table:table-cell table:formula="of:=SUM([.F48];[.G48])" office:value-type="float" office:value="60.352752454973" calcext:value-type="float">
            <text:p>60.3527524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49];[.C49])" office:value-type="float" office:value="20.647666" calcext:value-type="float">
            <text:p>20.647666</text:p>
          </table:table-cell>
          <table:table-cell/>
          <table:table-cell office:value-type="float" office:value="29.597685989602" calcext:value-type="float">
            <text:p>29.5976859896</text:p>
          </table:table-cell>
          <table:table-cell office:value-type="float" office:value="28.625413648619" calcext:value-type="float">
            <text:p>28.6254136486</text:p>
          </table:table-cell>
          <table:table-cell table:formula="of:=SUM([.F49];[.G49])" office:value-type="float" office:value="58.223099638221" calcext:value-type="float">
            <text:p>58.22309963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0];[.C50])" office:value-type="float" office:value="20.647666" calcext:value-type="float">
            <text:p>20.647666</text:p>
          </table:table-cell>
          <table:table-cell/>
          <table:table-cell office:value-type="float" office:value="30.194127865376" calcext:value-type="float">
            <text:p>30.1941278654</text:p>
          </table:table-cell>
          <table:table-cell office:value-type="float" office:value="29.875000670202" calcext:value-type="float">
            <text:p>29.8750006702</text:p>
          </table:table-cell>
          <table:table-cell table:formula="of:=SUM([.F50];[.G50])" office:value-type="float" office:value="60.069128535578" calcext:value-type="float">
            <text:p>60.06912853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1];[.C51])" office:value-type="float" office:value="20.647666" calcext:value-type="float">
            <text:p>20.647666</text:p>
          </table:table-cell>
          <table:table-cell/>
          <table:table-cell office:value-type="float" office:value="29.359323145131" calcext:value-type="float">
            <text:p>29.3593231451</text:p>
          </table:table-cell>
          <table:table-cell office:value-type="float" office:value="29.399803780501" calcext:value-type="float">
            <text:p>29.3998037805</text:p>
          </table:table-cell>
          <table:table-cell table:formula="of:=SUM([.F51];[.G51])" office:value-type="float" office:value="58.759126925632" calcext:value-type="float">
            <text:p>58.7591269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2];[.C52])" office:value-type="float" office:value="20.647666" calcext:value-type="float">
            <text:p>20.647666</text:p>
          </table:table-cell>
          <table:table-cell/>
          <table:table-cell office:value-type="float" office:value="29.788980558426" calcext:value-type="float">
            <text:p>29.7889805584</text:p>
          </table:table-cell>
          <table:table-cell office:value-type="float" office:value="28.643589806655" calcext:value-type="float">
            <text:p>28.6435898067</text:p>
          </table:table-cell>
          <table:table-cell table:formula="of:=SUM([.F52];[.G52])" office:value-type="float" office:value="58.432570365081" calcext:value-type="float">
            <text:p>58.43257036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3];[.C53])" office:value-type="float" office:value="20.647666" calcext:value-type="float">
            <text:p>20.647666</text:p>
          </table:table-cell>
          <table:table-cell/>
          <table:table-cell office:value-type="float" office:value="29.779046269901" calcext:value-type="float">
            <text:p>29.7790462699</text:p>
          </table:table-cell>
          <table:table-cell office:value-type="float" office:value="29.486061459805" calcext:value-type="float">
            <text:p>29.4860614598</text:p>
          </table:table-cell>
          <table:table-cell table:formula="of:=SUM([.F53];[.G53])" office:value-type="float" office:value="59.265107729706" calcext:value-type="float">
            <text:p>59.26510772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4];[.C54])" office:value-type="float" office:value="20.647666" calcext:value-type="float">
            <text:p>20.647666</text:p>
          </table:table-cell>
          <table:table-cell/>
          <table:table-cell office:value-type="float" office:value="29.755643280362" calcext:value-type="float">
            <text:p>29.7556432804</text:p>
          </table:table-cell>
          <table:table-cell office:value-type="float" office:value="28.987325094324" calcext:value-type="float">
            <text:p>28.9873250943</text:p>
          </table:table-cell>
          <table:table-cell table:formula="of:=SUM([.F54];[.G54])" office:value-type="float" office:value="58.742968374686" calcext:value-type="float">
            <text:p>58.74296837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5];[.C55])" office:value-type="float" office:value="20.647666" calcext:value-type="float">
            <text:p>20.647666</text:p>
          </table:table-cell>
          <table:table-cell/>
          <table:table-cell office:value-type="float" office:value="30.862716433701" calcext:value-type="float">
            <text:p>30.8627164337</text:p>
          </table:table-cell>
          <table:table-cell office:value-type="float" office:value="31.23834078101" calcext:value-type="float">
            <text:p>31.238340781</text:p>
          </table:table-cell>
          <table:table-cell table:formula="of:=SUM([.F55];[.G55])" office:value-type="float" office:value="62.101057214711" calcext:value-type="float">
            <text:p>62.10105721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6];[.C56])" office:value-type="float" office:value="20.647666" calcext:value-type="float">
            <text:p>20.647666</text:p>
          </table:table-cell>
          <table:table-cell/>
          <table:table-cell office:value-type="float" office:value="29.434394170176" calcext:value-type="float">
            <text:p>29.4343941702</text:p>
          </table:table-cell>
          <table:table-cell office:value-type="float" office:value="31.799195889661" calcext:value-type="float">
            <text:p>31.7991958897</text:p>
          </table:table-cell>
          <table:table-cell table:formula="of:=SUM([.F56];[.G56])" office:value-type="float" office:value="61.233590059837" calcext:value-type="float">
            <text:p>61.23359005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7];[.C57])" office:value-type="float" office:value="20.647666" calcext:value-type="float">
            <text:p>20.647666</text:p>
          </table:table-cell>
          <table:table-cell/>
          <table:table-cell office:value-type="float" office:value="29.578187717014" calcext:value-type="float">
            <text:p>29.578187717</text:p>
          </table:table-cell>
          <table:table-cell office:value-type="float" office:value="30.633699160813" calcext:value-type="float">
            <text:p>30.6336991608</text:p>
          </table:table-cell>
          <table:table-cell table:formula="of:=SUM([.F57];[.G57])" office:value-type="float" office:value="60.211886877827" calcext:value-type="float">
            <text:p>60.21188687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8];[.C58])" office:value-type="float" office:value="20.647666" calcext:value-type="float">
            <text:p>20.647666</text:p>
          </table:table-cell>
          <table:table-cell/>
          <table:table-cell office:value-type="float" office:value="28.76669329572" calcext:value-type="float">
            <text:p>28.7666932957</text:p>
          </table:table-cell>
          <table:table-cell office:value-type="float" office:value="29.712760552457" calcext:value-type="float">
            <text:p>29.7127605525</text:p>
          </table:table-cell>
          <table:table-cell table:formula="of:=SUM([.F58];[.G58])" office:value-type="float" office:value="58.479453848177" calcext:value-type="float">
            <text:p>58.47945384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59];[.C59])" office:value-type="float" office:value="20.647666" calcext:value-type="float">
            <text:p>20.647666</text:p>
          </table:table-cell>
          <table:table-cell/>
          <table:table-cell office:value-type="float" office:value="29.386795238626" calcext:value-type="float">
            <text:p>29.3867952386</text:p>
          </table:table-cell>
          <table:table-cell office:value-type="float" office:value="29.138230005768" calcext:value-type="float">
            <text:p>29.1382300058</text:p>
          </table:table-cell>
          <table:table-cell table:formula="of:=SUM([.F59];[.G59])" office:value-type="float" office:value="58.525025244394" calcext:value-type="float">
            <text:p>58.52502524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0];[.C60])" office:value-type="float" office:value="20.647666" calcext:value-type="float">
            <text:p>20.647666</text:p>
          </table:table-cell>
          <table:table-cell/>
          <table:table-cell office:value-type="float" office:value="28.262816756281" calcext:value-type="float">
            <text:p>28.2628167563</text:p>
          </table:table-cell>
          <table:table-cell office:value-type="float" office:value="30.78768452376" calcext:value-type="float">
            <text:p>30.7876845238</text:p>
          </table:table-cell>
          <table:table-cell table:formula="of:=SUM([.F60];[.G60])" office:value-type="float" office:value="59.050501280041" calcext:value-type="float">
            <text:p>59.05050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1];[.C61])" office:value-type="float" office:value="20.647666" calcext:value-type="float">
            <text:p>20.647666</text:p>
          </table:table-cell>
          <table:table-cell/>
          <table:table-cell office:value-type="float" office:value="29.376261354851" calcext:value-type="float">
            <text:p>29.3762613549</text:p>
          </table:table-cell>
          <table:table-cell office:value-type="float" office:value="31.310714307738" calcext:value-type="float">
            <text:p>31.3107143077</text:p>
          </table:table-cell>
          <table:table-cell table:formula="of:=SUM([.F61];[.G61])" office:value-type="float" office:value="60.686975662589" calcext:value-type="float">
            <text:p>60.68697566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2];[.C62])" office:value-type="float" office:value="20.647666" calcext:value-type="float">
            <text:p>20.647666</text:p>
          </table:table-cell>
          <table:table-cell/>
          <table:table-cell office:value-type="float" office:value="31.368859535326" calcext:value-type="float">
            <text:p>31.3688595353</text:p>
          </table:table-cell>
          <table:table-cell office:value-type="float" office:value="28.989090252493" calcext:value-type="float">
            <text:p>28.9890902525</text:p>
          </table:table-cell>
          <table:table-cell table:formula="of:=SUM([.F62];[.G62])" office:value-type="float" office:value="60.357949787819" calcext:value-type="float">
            <text:p>60.35794978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3];[.C63])" office:value-type="float" office:value="20.647666" calcext:value-type="float">
            <text:p>20.647666</text:p>
          </table:table-cell>
          <table:table-cell/>
          <table:table-cell office:value-type="float" office:value="27.475053498719" calcext:value-type="float">
            <text:p>27.4750534987</text:p>
          </table:table-cell>
          <table:table-cell office:value-type="float" office:value="27.77516967794" calcext:value-type="float">
            <text:p>27.7751696779</text:p>
          </table:table-cell>
          <table:table-cell table:formula="of:=SUM([.F63];[.G63])" office:value-type="float" office:value="55.250223176659" calcext:value-type="float">
            <text:p>55.25022317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4];[.C64])" office:value-type="float" office:value="20.647666" calcext:value-type="float">
            <text:p>20.647666</text:p>
          </table:table-cell>
          <table:table-cell/>
          <table:table-cell office:value-type="float" office:value="31.372242788578" calcext:value-type="float">
            <text:p>31.3722427886</text:p>
          </table:table-cell>
          <table:table-cell office:value-type="float" office:value="29.758801122327" calcext:value-type="float">
            <text:p>29.7588011223</text:p>
          </table:table-cell>
          <table:table-cell table:formula="of:=SUM([.F64];[.G64])" office:value-type="float" office:value="61.131043910905" calcext:value-type="float">
            <text:p>61.13104391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5];[.C65])" office:value-type="float" office:value="20.647666" calcext:value-type="float">
            <text:p>20.647666</text:p>
          </table:table-cell>
          <table:table-cell/>
          <table:table-cell office:value-type="float" office:value="29.845550439926" calcext:value-type="float">
            <text:p>29.8455504399</text:p>
          </table:table-cell>
          <table:table-cell office:value-type="float" office:value="30.001301146655" calcext:value-type="float">
            <text:p>30.0013011467</text:p>
          </table:table-cell>
          <table:table-cell table:formula="of:=SUM([.F65];[.G65])" office:value-type="float" office:value="59.846851586581" calcext:value-type="float">
            <text:p>59.846851586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6];[.C66])" office:value-type="float" office:value="20.647666" calcext:value-type="float">
            <text:p>20.647666</text:p>
          </table:table-cell>
          <table:table-cell/>
          <table:table-cell office:value-type="float" office:value="31.192696487298" calcext:value-type="float">
            <text:p>31.1926964873</text:p>
          </table:table-cell>
          <table:table-cell office:value-type="float" office:value="28.944379182559" calcext:value-type="float">
            <text:p>28.9443791826</text:p>
          </table:table-cell>
          <table:table-cell table:formula="of:=SUM([.F66];[.G66])" office:value-type="float" office:value="60.137075669857" calcext:value-type="float">
            <text:p>60.13707566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7];[.C67])" office:value-type="float" office:value="20.647666" calcext:value-type="float">
            <text:p>20.647666</text:p>
          </table:table-cell>
          <table:table-cell/>
          <table:table-cell office:value-type="float" office:value="30.197593410315" calcext:value-type="float">
            <text:p>30.1975934103</text:p>
          </table:table-cell>
          <table:table-cell office:value-type="float" office:value="28.793666398443" calcext:value-type="float">
            <text:p>28.7936663984</text:p>
          </table:table-cell>
          <table:table-cell table:formula="of:=SUM([.F67];[.G67])" office:value-type="float" office:value="58.991259808758" calcext:value-type="float">
            <text:p>58.99125980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8];[.C68])" office:value-type="float" office:value="20.647666" calcext:value-type="float">
            <text:p>20.647666</text:p>
          </table:table-cell>
          <table:table-cell/>
          <table:table-cell office:value-type="float" office:value="30.440389934348" calcext:value-type="float">
            <text:p>30.4403899343</text:p>
          </table:table-cell>
          <table:table-cell office:value-type="float" office:value="29.335940847877" calcext:value-type="float">
            <text:p>29.3359408479</text:p>
          </table:table-cell>
          <table:table-cell table:formula="of:=SUM([.F68];[.G68])" office:value-type="float" office:value="59.776330782225" calcext:value-type="float">
            <text:p>59.77633078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69];[.C69])" office:value-type="float" office:value="20.647666" calcext:value-type="float">
            <text:p>20.647666</text:p>
          </table:table-cell>
          <table:table-cell/>
          <table:table-cell office:value-type="float" office:value="28.759138053268" calcext:value-type="float">
            <text:p>28.7591380533</text:p>
          </table:table-cell>
          <table:table-cell office:value-type="float" office:value="30.486186589593" calcext:value-type="float">
            <text:p>30.4861865896</text:p>
          </table:table-cell>
          <table:table-cell table:formula="of:=SUM([.F69];[.G69])" office:value-type="float" office:value="59.245324642861" calcext:value-type="float">
            <text:p>59.24532464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0];[.C70])" office:value-type="float" office:value="20.647666" calcext:value-type="float">
            <text:p>20.647666</text:p>
          </table:table-cell>
          <table:table-cell/>
          <table:table-cell office:value-type="float" office:value="30.095399070632" calcext:value-type="float">
            <text:p>30.0953990706</text:p>
          </table:table-cell>
          <table:table-cell office:value-type="float" office:value="29.924635088" calcext:value-type="float">
            <text:p>29.924635088</text:p>
          </table:table-cell>
          <table:table-cell table:formula="of:=SUM([.F70];[.G70])" office:value-type="float" office:value="60.020034158632" calcext:value-type="float">
            <text:p>60.020034158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1];[.C71])" office:value-type="float" office:value="20.647666" calcext:value-type="float">
            <text:p>20.647666</text:p>
          </table:table-cell>
          <table:table-cell/>
          <table:table-cell office:value-type="float" office:value="31.319328470415" calcext:value-type="float">
            <text:p>31.3193284704</text:p>
          </table:table-cell>
          <table:table-cell office:value-type="float" office:value="29.170165724275" calcext:value-type="float">
            <text:p>29.1701657243</text:p>
          </table:table-cell>
          <table:table-cell table:formula="of:=SUM([.F71];[.G71])" office:value-type="float" office:value="60.48949419469" calcext:value-type="float">
            <text:p>60.48949419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2];[.C72])" office:value-type="float" office:value="20.647666" calcext:value-type="float">
            <text:p>20.647666</text:p>
          </table:table-cell>
          <table:table-cell/>
          <table:table-cell office:value-type="float" office:value="29.706558587547" calcext:value-type="float">
            <text:p>29.7065585875</text:p>
          </table:table-cell>
          <table:table-cell office:value-type="float" office:value="31.649120322247" calcext:value-type="float">
            <text:p>31.6491203222</text:p>
          </table:table-cell>
          <table:table-cell table:formula="of:=SUM([.F72];[.G72])" office:value-type="float" office:value="61.355678909794" calcext:value-type="float">
            <text:p>61.35567890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3];[.C73])" office:value-type="float" office:value="20.647666" calcext:value-type="float">
            <text:p>20.647666</text:p>
          </table:table-cell>
          <table:table-cell/>
          <table:table-cell office:value-type="float" office:value="30.736940986656" calcext:value-type="float">
            <text:p>30.7369409867</text:p>
          </table:table-cell>
          <table:table-cell office:value-type="float" office:value="29.924207358923" calcext:value-type="float">
            <text:p>29.9242073589</text:p>
          </table:table-cell>
          <table:table-cell table:formula="of:=SUM([.F73];[.G73])" office:value-type="float" office:value="60.661148345579" calcext:value-type="float">
            <text:p>60.66114834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4];[.C74])" office:value-type="float" office:value="20.647666" calcext:value-type="float">
            <text:p>20.647666</text:p>
          </table:table-cell>
          <table:table-cell/>
          <table:table-cell office:value-type="float" office:value="28.098500244473" calcext:value-type="float">
            <text:p>28.0985002445</text:p>
          </table:table-cell>
          <table:table-cell office:value-type="float" office:value="28.680058911907" calcext:value-type="float">
            <text:p>28.6800589119</text:p>
          </table:table-cell>
          <table:table-cell table:formula="of:=SUM([.F74];[.G74])" office:value-type="float" office:value="56.77855915638" calcext:value-type="float">
            <text:p>56.77855915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5];[.C75])" office:value-type="float" office:value="20.647666" calcext:value-type="float">
            <text:p>20.647666</text:p>
          </table:table-cell>
          <table:table-cell/>
          <table:table-cell office:value-type="float" office:value="29.877909334927" calcext:value-type="float">
            <text:p>29.8779093349</text:p>
          </table:table-cell>
          <table:table-cell office:value-type="float" office:value="29.3797572919" calcext:value-type="float">
            <text:p>29.3797572919</text:p>
          </table:table-cell>
          <table:table-cell table:formula="of:=SUM([.F75];[.G75])" office:value-type="float" office:value="59.257666626827" calcext:value-type="float">
            <text:p>59.25766662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6];[.C76])" office:value-type="float" office:value="20.647666" calcext:value-type="float">
            <text:p>20.647666</text:p>
          </table:table-cell>
          <table:table-cell/>
          <table:table-cell office:value-type="float" office:value="29.374587449542" calcext:value-type="float">
            <text:p>29.3745874495</text:p>
          </table:table-cell>
          <table:table-cell office:value-type="float" office:value="29.808690494493" calcext:value-type="float">
            <text:p>29.8086904945</text:p>
          </table:table-cell>
          <table:table-cell table:formula="of:=SUM([.F76];[.G76])" office:value-type="float" office:value="59.183277944035" calcext:value-type="float">
            <text:p>59.1832779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7];[.C77])" office:value-type="float" office:value="20.647666" calcext:value-type="float">
            <text:p>20.647666</text:p>
          </table:table-cell>
          <table:table-cell/>
          <table:table-cell office:value-type="float" office:value="31.588658624491" calcext:value-type="float">
            <text:p>31.5886586245</text:p>
          </table:table-cell>
          <table:table-cell office:value-type="float" office:value="30.443106890283" calcext:value-type="float">
            <text:p>30.4431068903</text:p>
          </table:table-cell>
          <table:table-cell table:formula="of:=SUM([.F77];[.G77])" office:value-type="float" office:value="62.031765514774" calcext:value-type="float">
            <text:p>62.03176551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8];[.C78])" office:value-type="float" office:value="20.647666" calcext:value-type="float">
            <text:p>20.647666</text:p>
          </table:table-cell>
          <table:table-cell/>
          <table:table-cell office:value-type="float" office:value="31.640099980737" calcext:value-type="float">
            <text:p>31.6400999807</text:p>
          </table:table-cell>
          <table:table-cell office:value-type="float" office:value="31.201415767311" calcext:value-type="float">
            <text:p>31.2014157673</text:p>
          </table:table-cell>
          <table:table-cell table:formula="of:=SUM([.F78];[.G78])" office:value-type="float" office:value="62.841515748048" calcext:value-type="float">
            <text:p>62.8415157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79];[.C79])" office:value-type="float" office:value="20.647666" calcext:value-type="float">
            <text:p>20.647666</text:p>
          </table:table-cell>
          <table:table-cell/>
          <table:table-cell office:value-type="float" office:value="29.755764285599" calcext:value-type="float">
            <text:p>29.7557642856</text:p>
          </table:table-cell>
          <table:table-cell office:value-type="float" office:value="29.963742240072" calcext:value-type="float">
            <text:p>29.9637422401</text:p>
          </table:table-cell>
          <table:table-cell table:formula="of:=SUM([.F79];[.G79])" office:value-type="float" office:value="59.719506525671" calcext:value-type="float">
            <text:p>59.71950652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0];[.C80])" office:value-type="float" office:value="20.647666" calcext:value-type="float">
            <text:p>20.647666</text:p>
          </table:table-cell>
          <table:table-cell/>
          <table:table-cell office:value-type="float" office:value="28.260018343253" calcext:value-type="float">
            <text:p>28.2600183433</text:p>
          </table:table-cell>
          <table:table-cell office:value-type="float" office:value="30.384513055275" calcext:value-type="float">
            <text:p>30.3845130553</text:p>
          </table:table-cell>
          <table:table-cell table:formula="of:=SUM([.F80];[.G80])" office:value-type="float" office:value="58.644531398528" calcext:value-type="float">
            <text:p>58.64453139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1];[.C81])" office:value-type="float" office:value="20.647666" calcext:value-type="float">
            <text:p>20.647666</text:p>
          </table:table-cell>
          <table:table-cell/>
          <table:table-cell office:value-type="float" office:value="31.210993201086" calcext:value-type="float">
            <text:p>31.2109932011</text:p>
          </table:table-cell>
          <table:table-cell office:value-type="float" office:value="32.19411010499" calcext:value-type="float">
            <text:p>32.194110105</text:p>
          </table:table-cell>
          <table:table-cell table:formula="of:=SUM([.F81];[.G81])" office:value-type="float" office:value="63.405103306076" calcext:value-type="float">
            <text:p>63.40510330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2];[.C82])" office:value-type="float" office:value="20.647666" calcext:value-type="float">
            <text:p>20.647666</text:p>
          </table:table-cell>
          <table:table-cell/>
          <table:table-cell office:value-type="float" office:value="29.611106182768" calcext:value-type="float">
            <text:p>29.6111061828</text:p>
          </table:table-cell>
          <table:table-cell office:value-type="float" office:value="30.940984029693" calcext:value-type="float">
            <text:p>30.9409840297</text:p>
          </table:table-cell>
          <table:table-cell table:formula="of:=SUM([.F82];[.G82])" office:value-type="float" office:value="60.552090212461" calcext:value-type="float">
            <text:p>60.55209021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3];[.C83])" office:value-type="float" office:value="20.647666" calcext:value-type="float">
            <text:p>20.647666</text:p>
          </table:table-cell>
          <table:table-cell/>
          <table:table-cell office:value-type="float" office:value="30.423360231693" calcext:value-type="float">
            <text:p>30.4233602317</text:p>
          </table:table-cell>
          <table:table-cell office:value-type="float" office:value="30.243755397533" calcext:value-type="float">
            <text:p>30.2437553975</text:p>
          </table:table-cell>
          <table:table-cell table:formula="of:=SUM([.F83];[.G83])" office:value-type="float" office:value="60.667115629226" calcext:value-type="float">
            <text:p>60.66711562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4];[.C84])" office:value-type="float" office:value="20.647666" calcext:value-type="float">
            <text:p>20.647666</text:p>
          </table:table-cell>
          <table:table-cell/>
          <table:table-cell office:value-type="float" office:value="30.193301203969" calcext:value-type="float">
            <text:p>30.193301204</text:p>
          </table:table-cell>
          <table:table-cell office:value-type="float" office:value="29.344059333769" calcext:value-type="float">
            <text:p>29.3440593338</text:p>
          </table:table-cell>
          <table:table-cell table:formula="of:=SUM([.F84];[.G84])" office:value-type="float" office:value="59.537360537738" calcext:value-type="float">
            <text:p>59.53736053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5];[.C85])" office:value-type="float" office:value="20.647666" calcext:value-type="float">
            <text:p>20.647666</text:p>
          </table:table-cell>
          <table:table-cell/>
          <table:table-cell office:value-type="float" office:value="29.221016223552" calcext:value-type="float">
            <text:p>29.2210162236</text:p>
          </table:table-cell>
          <table:table-cell office:value-type="float" office:value="30.178414693794" calcext:value-type="float">
            <text:p>30.1784146938</text:p>
          </table:table-cell>
          <table:table-cell table:formula="of:=SUM([.F85];[.G85])" office:value-type="float" office:value="59.399430917346" calcext:value-type="float">
            <text:p>59.39943091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6];[.C86])" office:value-type="float" office:value="20.647666" calcext:value-type="float">
            <text:p>20.647666</text:p>
          </table:table-cell>
          <table:table-cell/>
          <table:table-cell office:value-type="float" office:value="30.500502758258" calcext:value-type="float">
            <text:p>30.5005027583</text:p>
          </table:table-cell>
          <table:table-cell office:value-type="float" office:value="30.350138385468" calcext:value-type="float">
            <text:p>30.3501383855</text:p>
          </table:table-cell>
          <table:table-cell table:formula="of:=SUM([.F86];[.G86])" office:value-type="float" office:value="60.850641143726" calcext:value-type="float">
            <text:p>60.85064114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7];[.C87])" office:value-type="float" office:value="20.647666" calcext:value-type="float">
            <text:p>20.647666</text:p>
          </table:table-cell>
          <table:table-cell/>
          <table:table-cell office:value-type="float" office:value="29.94139716234" calcext:value-type="float">
            <text:p>29.9413971623</text:p>
          </table:table-cell>
          <table:table-cell office:value-type="float" office:value="29.776248964166" calcext:value-type="float">
            <text:p>29.7762489642</text:p>
          </table:table-cell>
          <table:table-cell table:formula="of:=SUM([.F87];[.G87])" office:value-type="float" office:value="59.717646126506" calcext:value-type="float">
            <text:p>59.71764612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8];[.C88])" office:value-type="float" office:value="20.647666" calcext:value-type="float">
            <text:p>20.647666</text:p>
          </table:table-cell>
          <table:table-cell/>
          <table:table-cell office:value-type="float" office:value="28.715783937543" calcext:value-type="float">
            <text:p>28.7157839375</text:p>
          </table:table-cell>
          <table:table-cell office:value-type="float" office:value="30.246213838493" calcext:value-type="float">
            <text:p>30.2462138385</text:p>
          </table:table-cell>
          <table:table-cell table:formula="of:=SUM([.F88];[.G88])" office:value-type="float" office:value="58.961997776036" calcext:value-type="float">
            <text:p>58.9619977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89];[.C89])" office:value-type="float" office:value="20.647666" calcext:value-type="float">
            <text:p>20.647666</text:p>
          </table:table-cell>
          <table:table-cell/>
          <table:table-cell office:value-type="float" office:value="29.726213746084" calcext:value-type="float">
            <text:p>29.7262137461</text:p>
          </table:table-cell>
          <table:table-cell office:value-type="float" office:value="29.963180516726" calcext:value-type="float">
            <text:p>29.9631805167</text:p>
          </table:table-cell>
          <table:table-cell table:formula="of:=SUM([.F89];[.G89])" office:value-type="float" office:value="59.68939426281" calcext:value-type="float">
            <text:p>59.68939426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0];[.C90])" office:value-type="float" office:value="20.647666" calcext:value-type="float">
            <text:p>20.647666</text:p>
          </table:table-cell>
          <table:table-cell/>
          <table:table-cell office:value-type="float" office:value="29.48645672285" calcext:value-type="float">
            <text:p>29.4864567229</text:p>
          </table:table-cell>
          <table:table-cell office:value-type="float" office:value="28.670241966667" calcext:value-type="float">
            <text:p>28.6702419667</text:p>
          </table:table-cell>
          <table:table-cell table:formula="of:=SUM([.F90];[.G90])" office:value-type="float" office:value="58.156698689517" calcext:value-type="float">
            <text:p>58.15669868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1];[.C91])" office:value-type="float" office:value="20.647666" calcext:value-type="float">
            <text:p>20.647666</text:p>
          </table:table-cell>
          <table:table-cell/>
          <table:table-cell office:value-type="float" office:value="31.172280865801" calcext:value-type="float">
            <text:p>31.1722808658</text:p>
          </table:table-cell>
          <table:table-cell office:value-type="float" office:value="28.869975536278" calcext:value-type="float">
            <text:p>28.8699755363</text:p>
          </table:table-cell>
          <table:table-cell table:formula="of:=SUM([.F91];[.G91])" office:value-type="float" office:value="60.042256402079" calcext:value-type="float">
            <text:p>60.04225640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2];[.C92])" office:value-type="float" office:value="20.647666" calcext:value-type="float">
            <text:p>20.647666</text:p>
          </table:table-cell>
          <table:table-cell/>
          <table:table-cell office:value-type="float" office:value="29.677384255647" calcext:value-type="float">
            <text:p>29.6773842556</text:p>
          </table:table-cell>
          <table:table-cell office:value-type="float" office:value="29.573039554584" calcext:value-type="float">
            <text:p>29.5730395546</text:p>
          </table:table-cell>
          <table:table-cell table:formula="of:=SUM([.F92];[.G92])" office:value-type="float" office:value="59.250423810231" calcext:value-type="float">
            <text:p>59.25042381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3];[.C93])" office:value-type="float" office:value="20.647666" calcext:value-type="float">
            <text:p>20.647666</text:p>
          </table:table-cell>
          <table:table-cell/>
          <table:table-cell office:value-type="float" office:value="31.102285418814" calcext:value-type="float">
            <text:p>31.1022854188</text:p>
          </table:table-cell>
          <table:table-cell office:value-type="float" office:value="30.346207642635" calcext:value-type="float">
            <text:p>30.3462076426</text:p>
          </table:table-cell>
          <table:table-cell table:formula="of:=SUM([.F93];[.G93])" office:value-type="float" office:value="61.448493061449" calcext:value-type="float">
            <text:p>61.44849306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4];[.C94])" office:value-type="float" office:value="20.647666" calcext:value-type="float">
            <text:p>20.647666</text:p>
          </table:table-cell>
          <table:table-cell/>
          <table:table-cell office:value-type="float" office:value="29.526231317763" calcext:value-type="float">
            <text:p>29.5262313178</text:p>
          </table:table-cell>
          <table:table-cell office:value-type="float" office:value="28.441101941782" calcext:value-type="float">
            <text:p>28.4411019418</text:p>
          </table:table-cell>
          <table:table-cell table:formula="of:=SUM([.F94];[.G94])" office:value-type="float" office:value="57.967333259545" calcext:value-type="float">
            <text:p>57.96733325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5];[.C95])" office:value-type="float" office:value="20.647666" calcext:value-type="float">
            <text:p>20.647666</text:p>
          </table:table-cell>
          <table:table-cell/>
          <table:table-cell office:value-type="float" office:value="29.191219085336" calcext:value-type="float">
            <text:p>29.1912190853</text:p>
          </table:table-cell>
          <table:table-cell office:value-type="float" office:value="31.08486000319" calcext:value-type="float">
            <text:p>31.0848600032</text:p>
          </table:table-cell>
          <table:table-cell table:formula="of:=SUM([.F95];[.G95])" office:value-type="float" office:value="60.276079088526" calcext:value-type="float">
            <text:p>60.27607908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6];[.C96])" office:value-type="float" office:value="20.647666" calcext:value-type="float">
            <text:p>20.647666</text:p>
          </table:table-cell>
          <table:table-cell/>
          <table:table-cell office:value-type="float" office:value="30.875695205146" calcext:value-type="float">
            <text:p>30.8756952051</text:p>
          </table:table-cell>
          <table:table-cell office:value-type="float" office:value="29.134100489249" calcext:value-type="float">
            <text:p>29.1341004892</text:p>
          </table:table-cell>
          <table:table-cell table:formula="of:=SUM([.F96];[.G96])" office:value-type="float" office:value="60.009795694395" calcext:value-type="float">
            <text:p>60.00979569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7];[.C97])" office:value-type="float" office:value="20.647666" calcext:value-type="float">
            <text:p>20.647666</text:p>
          </table:table-cell>
          <table:table-cell/>
          <table:table-cell office:value-type="float" office:value="29.55219314645" calcext:value-type="float">
            <text:p>29.5521931465</text:p>
          </table:table-cell>
          <table:table-cell office:value-type="float" office:value="29.068568818822" calcext:value-type="float">
            <text:p>29.0685688188</text:p>
          </table:table-cell>
          <table:table-cell table:formula="of:=SUM([.F97];[.G97])" office:value-type="float" office:value="58.620761965272" calcext:value-type="float">
            <text:p>58.62076196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8];[.C98])" office:value-type="float" office:value="20.647666" calcext:value-type="float">
            <text:p>20.647666</text:p>
          </table:table-cell>
          <table:table-cell/>
          <table:table-cell office:value-type="float" office:value="30.111938115676" calcext:value-type="float">
            <text:p>30.1119381157</text:p>
          </table:table-cell>
          <table:table-cell office:value-type="float" office:value="30.491435915625" calcext:value-type="float">
            <text:p>30.4914359156</text:p>
          </table:table-cell>
          <table:table-cell table:formula="of:=SUM([.F98];[.G98])" office:value-type="float" office:value="60.603374031301" calcext:value-type="float">
            <text:p>60.60337403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99];[.C99])" office:value-type="float" office:value="20.647666" calcext:value-type="float">
            <text:p>20.647666</text:p>
          </table:table-cell>
          <table:table-cell/>
          <table:table-cell office:value-type="float" office:value="30.342788659427" calcext:value-type="float">
            <text:p>30.3427886594</text:p>
          </table:table-cell>
          <table:table-cell office:value-type="float" office:value="30.788227380355" calcext:value-type="float">
            <text:p>30.7882273804</text:p>
          </table:table-cell>
          <table:table-cell table:formula="of:=SUM([.F99];[.G99])" office:value-type="float" office:value="61.131016039782" calcext:value-type="float">
            <text:p>61.13101603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100];[.C100])" office:value-type="float" office:value="20.647666" calcext:value-type="float">
            <text:p>20.647666</text:p>
          </table:table-cell>
          <table:table-cell/>
          <table:table-cell office:value-type="float" office:value="31.063534746362" calcext:value-type="float">
            <text:p>31.0635347464</text:p>
          </table:table-cell>
          <table:table-cell office:value-type="float" office:value="30.57697780473" calcext:value-type="float">
            <text:p>30.5769778047</text:p>
          </table:table-cell>
          <table:table-cell table:formula="of:=SUM([.F100];[.G100])" office:value-type="float" office:value="61.640512551092" calcext:value-type="float">
            <text:p>61.64051255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0.323833" calcext:value-type="float">
            <text:p>10.323833</text:p>
          </table:table-cell>
          <table:table-cell table:formula="of:=SUM([.B101];[.C101])" office:value-type="float" office:value="20.647666" calcext:value-type="float">
            <text:p>20.647666</text:p>
          </table:table-cell>
          <table:table-cell/>
          <table:table-cell office:value-type="float" office:value="29.076960012407" calcext:value-type="float">
            <text:p>29.0769600124</text:p>
          </table:table-cell>
          <table:table-cell office:value-type="float" office:value="29.386612391737" calcext:value-type="float">
            <text:p>29.3866123917</text:p>
          </table:table-cell>
          <table:table-cell table:formula="of:=SUM([.F101];[.G101])" office:value-type="float" office:value="58.463572404144" calcext:value-type="float">
            <text:p>58.4635724041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5:54:56.473940848</dc:date>
    <meta:editing-duration>PT14M57S</meta:editing-duration>
    <meta:editing-cycles>4</meta:editing-cycles>
    <meta:generator>LibreOffice/5.1.4.2$Linux_X86_64 LibreOffice_project/10m0$Build-2</meta:generator>
    <meta:document-statistic meta:table-count="1" meta:cell-count="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8cm" xlink:href=".." xlink:type="simple" chart:class="chart:scatter" chart:style-name="ch1">
        <chart:title svg:x="3.714cm" svg:y="0.314cm" chart:style-name="ch2">
          <text:p>Total energy generation-Hidden alert attack</text:p>
        </chart:title>
        <chart:subtitle svg:x="6.04cm" svg:y="1.284cm" chart:style-name="ch3">
          <text:p>2 compromised RTUs</text:p>
        </chart:subtitle>
        <chart:legend chart:legend-position="end" svg:x="11.451cm" svg:y="3.656cm" style:legend-expansion="high" chart:style-name="ch4"/>
        <chart:plot-area chart:style-name="ch5" table:cell-range-address="allTogether.A1:allTogether.A101 allTogether.D1:allTogether.D101 allTogether.H1:allTogether.I101" chart:data-source-has-labels="row" svg:x="0.32cm" svg:y="2.15cm" svg:width="10.811cm" svg:height="6.659cm">
          <chartooo:coordinate-region svg:x="0.994cm" svg:y="2.364cm" svg:width="9.818cm" svg:height="5.77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llTogether.D2:allTogether.D101" chart:label-cell-address="allTogether.D1:allTogether.D1" chart:class="chart:scatter">
            <chart:domain table:cell-range-address="allTogether.A2:allTogether.A101"/>
            <chart:data-point chart:repeated="100"/>
          </chart:series>
          <chart:series chart:style-name="ch9" chart:values-cell-range-address="allTogether.H2:allTogether.H101" chart:label-cell-address="allTogether.H1:allTogether.H1" chart:class="chart:scatter">
            <chart:data-point chart:repeated="100"/>
          </chart:series>
          <chart:series chart:style-name="ch10" chart:values-cell-range-address="allTogether.I2:allTogether.I101" chart:label-cell-address="allTogether.I1:allTogether.I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(rtu1, rtu2)_dso</text:p>
                <draw:g>
                  <svg:desc>allTogether.D1:allTogether.D1</svg:desc>
                </draw:g>
              </table:table-cell>
              <table:table-cell office:value-type="string">
                <text:p>sum(rtu1,rtu2)_real</text:p>
                <draw:g>
                  <svg:desc>allTogether.H1:allTogether.H1</svg:desc>
                </draw:g>
              </table:table-cell>
              <table:table-cell office:value-type="string">
                <text:p>threshold</text:p>
                <draw:g>
                  <svg:desc>allTogether.I1:allTogethe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allTogether.A2:allTogether.A101</svg:desc>
                </draw:g>
              </table:table-cell>
              <table:table-cell office:value-type="float" office:value="21.102704">
                <text:p>21.102704</text:p>
                <draw:g>
                  <svg:desc>allTogether.D2:allTogether.D101</svg:desc>
                </draw:g>
              </table:table-cell>
              <table:table-cell office:value-type="float" office:value="21.1027034382678">
                <text:p>21.1027034382678</text:p>
                <draw:g>
                  <svg:desc>allTogether.H2:allTogether.H101</svg:desc>
                </draw:g>
              </table:table-cell>
              <table:table-cell office:value-type="float" office:value="50">
                <text:p>50</text:p>
                <draw:g>
                  <svg:desc>allTogether.I2:allTogether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1.217336">
                <text:p>21.217336</text:p>
              </table:table-cell>
              <table:table-cell office:value-type="float" office:value="21.21733532345">
                <text:p>21.217335323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9.117468">
                <text:p>19.117468</text:p>
              </table:table-cell>
              <table:table-cell office:value-type="float" office:value="19.1174682966481">
                <text:p>19.11746829664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9.675982">
                <text:p>19.675982</text:p>
              </table:table-cell>
              <table:table-cell office:value-type="float" office:value="19.675981690135">
                <text:p>19.6759816901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.459333">
                <text:p>18.459333</text:p>
              </table:table-cell>
              <table:table-cell office:value-type="float" office:value="18.4593325439726">
                <text:p>18.4593325439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0.476021">
                <text:p>20.476021</text:p>
              </table:table-cell>
              <table:table-cell office:value-type="float" office:value="20.476020549965">
                <text:p>20.4760205499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1.887622">
                <text:p>21.887622</text:p>
              </table:table-cell>
              <table:table-cell office:value-type="float" office:value="21.887622450142">
                <text:p>21.8876224501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2.234672">
                <text:p>22.234672</text:p>
              </table:table-cell>
              <table:table-cell office:value-type="float" office:value="22.2346723233945">
                <text:p>22.23467232339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9.454596">
                <text:p>19.454596</text:p>
              </table:table-cell>
              <table:table-cell office:value-type="float" office:value="19.4545951691171">
                <text:p>19.45459516911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9.531806">
                <text:p>19.531806</text:p>
              </table:table-cell>
              <table:table-cell office:value-type="float" office:value="19.5318067818801">
                <text:p>19.53180678188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2.70684">
                <text:p>22.70684</text:p>
              </table:table-cell>
              <table:table-cell office:value-type="float" office:value="22.706839274482">
                <text:p>22.7068392744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8.218474">
                <text:p>18.218474</text:p>
              </table:table-cell>
              <table:table-cell office:value-type="float" office:value="18.2184733181399">
                <text:p>18.21847331813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7.142692">
                <text:p>17.142692</text:p>
              </table:table-cell>
              <table:table-cell office:value-type="float" office:value="17.1426920905776">
                <text:p>17.14269209057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6.874824">
                <text:p>16.874824</text:p>
              </table:table-cell>
              <table:table-cell office:value-type="float" office:value="16.8748238191774">
                <text:p>16.87482381917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9.903558">
                <text:p>19.903558</text:p>
              </table:table-cell>
              <table:table-cell office:value-type="float" office:value="19.9035585406389">
                <text:p>19.90355854063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3.145656">
                <text:p>23.145656</text:p>
              </table:table-cell>
              <table:table-cell office:value-type="float" office:value="23.145655368718">
                <text:p>23.145655368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16.895289">
                <text:p>16.895289</text:p>
              </table:table-cell>
              <table:table-cell office:value-type="float" office:value="16.8952893357635">
                <text:p>16.89528933576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17.006736">
                <text:p>17.006736</text:p>
              </table:table-cell>
              <table:table-cell office:value-type="float" office:value="17.0067356369446">
                <text:p>17.00673563694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23.215493">
                <text:p>23.215493</text:p>
              </table:table-cell>
              <table:table-cell office:value-type="float" office:value="23.215493221596">
                <text:p>23.2154932215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329661637482">
                <text:p>60.3296616374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270848730962">
                <text:p>59.2708487309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215876690105">
                <text:p>61.2158766901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197759785523">
                <text:p>61.1977597855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646176719448">
                <text:p>61.6461767194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021674198411">
                <text:p>58.0216741984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114657554493">
                <text:p>61.1146575544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435727749332">
                <text:p>59.4357277493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20.647666">
                <text:p>20.647666</text:p>
              </table:table-cell>
              <table:table-cell office:value-type="float" office:value="57.233899449665">
                <text:p>57.2338994496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797458378067">
                <text:p>59.7974583780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54224727254">
                <text:p>58.542247272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695257873581">
                <text:p>58.6952578735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033679326102">
                <text:p>61.0336793261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524854077714">
                <text:p>58.5248540777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19081734339">
                <text:p>61.190817343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686406846875">
                <text:p>59.6864068468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445622712417">
                <text:p>61.4456227124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578113034141">
                <text:p>59.5781130341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735135221184">
                <text:p>58.7351352211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20.647666">
                <text:p>20.647666</text:p>
              </table:table-cell>
              <table:table-cell office:value-type="float" office:value="57.857298061543">
                <text:p>57.8572980615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952141661598">
                <text:p>60.9521416615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682551422863">
                <text:p>60.682551422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232700983082">
                <text:p>60.2327009830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20.647666">
                <text:p>20.647666</text:p>
              </table:table-cell>
              <table:table-cell office:value-type="float" office:value="62.513260735168">
                <text:p>62.5132607351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668584347416">
                <text:p>58.6685843474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560808926048">
                <text:p>59.5608089260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897569104588">
                <text:p>60.8975691045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352752454973">
                <text:p>60.3527524549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223099638221">
                <text:p>58.2230996382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069128535578">
                <text:p>60.0691285355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759126925632">
                <text:p>58.759126925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432570365081">
                <text:p>58.4325703650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265107729706">
                <text:p>59.265107729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742968374686">
                <text:p>58.7429683746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20.647666">
                <text:p>20.647666</text:p>
              </table:table-cell>
              <table:table-cell office:value-type="float" office:value="62.101057214711">
                <text:p>62.101057214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233590059837">
                <text:p>61.233590059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211886877827">
                <text:p>60.2118868778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479453848177">
                <text:p>58.4794538481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525025244394">
                <text:p>58.5250252443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050501280041">
                <text:p>59.0505012800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686975662589">
                <text:p>60.6869756625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357949787819">
                <text:p>60.3579497878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20.647666">
                <text:p>20.647666</text:p>
              </table:table-cell>
              <table:table-cell office:value-type="float" office:value="55.250223176659">
                <text:p>55.2502231766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131043910905">
                <text:p>61.1310439109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846851586581">
                <text:p>59.8468515865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137075669857">
                <text:p>60.1370756698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991259808758">
                <text:p>58.9912598087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776330782225">
                <text:p>59.7763307822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245324642861">
                <text:p>59.2453246428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020034158632">
                <text:p>60.020034158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48949419469">
                <text:p>60.489494194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355678909794">
                <text:p>61.3556789097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661148345579">
                <text:p>60.6611483455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0.647666">
                <text:p>20.647666</text:p>
              </table:table-cell>
              <table:table-cell office:value-type="float" office:value="56.77855915638">
                <text:p>56.778559156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257666626827">
                <text:p>59.2576666268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183277944035">
                <text:p>59.1832779440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20.647666">
                <text:p>20.647666</text:p>
              </table:table-cell>
              <table:table-cell office:value-type="float" office:value="62.031765514774">
                <text:p>62.0317655147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20.647666">
                <text:p>20.647666</text:p>
              </table:table-cell>
              <table:table-cell office:value-type="float" office:value="62.841515748048">
                <text:p>62.8415157480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719506525671">
                <text:p>59.7195065256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644531398528">
                <text:p>58.6445313985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0.647666">
                <text:p>20.647666</text:p>
              </table:table-cell>
              <table:table-cell office:value-type="float" office:value="63.405103306076">
                <text:p>63.4051033060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552090212461">
                <text:p>60.5520902124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667115629226">
                <text:p>60.6671156292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537360537738">
                <text:p>59.5373605377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399430917346">
                <text:p>59.3994309173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850641143726">
                <text:p>60.850641143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717646126506">
                <text:p>59.717646126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961997776036">
                <text:p>58.9619977760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68939426281">
                <text:p>59.689394262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156698689517">
                <text:p>58.1566986895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042256402079">
                <text:p>60.0422564020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20.647666">
                <text:p>20.647666</text:p>
              </table:table-cell>
              <table:table-cell office:value-type="float" office:value="59.250423810231">
                <text:p>59.2504238102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448493061449">
                <text:p>61.4484930614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20.647666">
                <text:p>20.647666</text:p>
              </table:table-cell>
              <table:table-cell office:value-type="float" office:value="57.967333259545">
                <text:p>57.9673332595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276079088526">
                <text:p>60.2760790885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009795694395">
                <text:p>60.0097956943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620761965272">
                <text:p>58.6207619652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20.647666">
                <text:p>20.647666</text:p>
              </table:table-cell>
              <table:table-cell office:value-type="float" office:value="60.603374031301">
                <text:p>60.6033740313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131016039782">
                <text:p>61.1310160397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20.647666">
                <text:p>20.647666</text:p>
              </table:table-cell>
              <table:table-cell office:value-type="float" office:value="61.640512551092">
                <text:p>61.6405125510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0.647666">
                <text:p>20.647666</text:p>
              </table:table-cell>
              <table:table-cell office:value-type="float" office:value="58.463572404144">
                <text:p>58.463572404144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